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fo:margin-right="8.932cm" table:align="margins"/>
    </style:style>
    <style:style style:name="Table2.A" style:family="table-column">
      <style:table-column-properties style:column-width="4.828cm" style:rel-column-width="32039*"/>
    </style:style>
    <style:style style:name="Table2.B" style:family="table-column">
      <style:table-column-properties style:column-width="5.046cm" style:rel-column-width="3349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 fo:language="ru" fo:country="RU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3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1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5" style:family="paragraph" style:parent-style-name="Text_20_body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1"><draw:image xlink:href="../images/0012.png" xlink:type="simple" xlink:show="embed" xlink:actuate="onLoad"/></draw:frame></text:p>
          </table:table-cell>
          <table:table-cell table:style-name="Table1.B1" office:value-type="string">
            <text:h text:style-name="P7" text:outline-level="1">Обратная пил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<text:span text:style-name="T9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251cm" svg:height="1.769cm" draw:z-index="0"><draw:image xlink:href="../images/001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убывающий</text:span> пилообразный сигнал<text:span text:style-name="T5">:</text:span></text:p>
            <text:p text:style-name="P14"><text:span text:style-name="T5"><draw:frame draw:style-name="fr3" draw:name="Object1" text:anchor-type="as-char" svg:width="5.907cm" svg:height="1.41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3"><text:span text:style-name="T5">где</text:span><text:span text:style-name="T5"><draw:frame draw:style-name="fr3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7041000040765009410" text:style-name="L1">
              <text:list-item>
                <text:p text:style-name="P11">Размах –<draw:frame draw:style-name="fr3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1">Период – период следования треугольных импульсов<draw:frame draw:style-name="fr3" draw:name="Object5" text:anchor-type="as-char" svg:width="0.54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1">Смещение –<draw:frame draw:style-name="fr3" draw:name="Object6" text:anchor-type="as-char" svg:width="0.66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3" draw:name="Object7" text:anchor-type="as-char" svg:width="4.685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9"><draw:frame draw:style-name="fr3" draw:name="Object9" text:anchor-type="as-char" svg:width="8.594cm" svg:height="1.49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8">Примеры</text:span> заполнения диалогового окна свойств блока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3">Размах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13">Период</text:p>
                </table:table-cell>
                <table:table-cell table:style-name="Table2.B3" office:value-type="string">
                  <text:p text:style-name="P3">[3]</text:p>
                </table:table-cell>
              </table:table-row>
              <table:table-row>
                <table:table-cell table:style-name="Table2.A3" office:value-type="string">
                  <text:p text:style-name="P13">Смещение</text:p>
                </table:table-cell>
                <table:table-cell table:style-name="Table2.B3" office:value-type="string">
                  <text:p text:style-name="P3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Именов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<text:soft-page-break/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3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13">Период</text:p>
                </table:table-cell>
                <table:table-cell table:style-name="Table2.B3" office:value-type="string">
                  <text:p text:style-name="P3">[T]</text:p>
                </table:table-cell>
              </table:table-row>
              <table:table-row>
                <table:table-cell table:style-name="Table2.A3" office:value-type="string">
                  <text:p text:style-name="P13">Смещение</text:p>
                </table:table-cell>
                <table:table-cell table:style-name="Table2.B3" office:value-type="string">
                  <text:p text:style-name="P3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Смеш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3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13">Период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13">Смещение</text:p>
                </table:table-cell>
                <table:table-cell table:style-name="Table2.B3" office:value-type="string">
                  <text:p text:style-name="P3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Вектор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13">Размах</text:p>
                </table:table-cell>
                <table:table-cell table:style-name="Table2.B3" office:value-type="string">
                  <text:p text:style-name="P3">[amp1,amp2]</text:p>
                </table:table-cell>
              </table:table-row>
              <table:table-row>
                <table:table-cell table:style-name="Table2.A3" office:value-type="string">
                  <text:p text:style-name="P13">Период</text:p>
                </table:table-cell>
                <table:table-cell table:style-name="Table2.B3" office:value-type="string">
                  <text:p text:style-name="P3">[1,2]</text:p>
                </table:table-cell>
              </table:table-row>
              <table:table-row>
                <table:table-cell table:style-name="Table2.A3" office:value-type="string">
                  <text:p text:style-name="P13">Смещение</text:p>
                </table:table-cell>
                <table:table-cell table:style-name="Table2.B3" office:value-type="string">
                  <text:p text:style-name="P3">[0,1]</text:p>
                </table:table-cell>
              </table:table-row>
            </table:table>
            <text:p text:style-name="P15"><text:span text:style-name="T1">Примечания</text:span>:</text:p>
            <text:list xml:id="list6584954354732514295" text:style-name="L2">
              <text:list-item>
                <text:p text:style-name="P12">По умолчанию блок формирует <text:span text:style-name="T4">скалярный</text:span> выходной сигнал.</text:p>
              </text:list-item>
              <text:list-item>
                <text:p text:style-name="P12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3">Сигналы</text:span><text:span text:style-name="T5">.</text:span></text:p>
              </text:list-item>
              <text:list-item>
                <text:p text:style-name="P8">Блок идентичен следующей расчетной схеме (свойства Обратной пилы заданы равными 2, 3 и 5):</text:p>
              </text:list-item>
            </text:list>
            <text:p text:style-name="P9"><text:soft-page-break/><draw:frame draw:style-name="fr2" draw:name="graphics1" text:anchor-type="as-char" svg:width="12.171cm" svg:height="7.781cm" draw:z-index="14"><draw:image xlink:href="../images/0012_sample_prt.png" xlink:type="simple" xlink:show="embed" xlink:actuate="onLoad"/></draw:frame></text:p>
            <text:p text:style-name="P4">При этом (в первые 15 секунд) график сигнала на выходе выглядит следующим образом:</text:p>
            <text:p text:style-name="P9"><draw:frame draw:style-name="fr2" draw:name="graphics2" text:anchor-type="as-char" svg:width="10.59cm" svg:height="7.939cm" draw:z-index="15"><draw:image xlink:href="../images/0012_a.png" xlink:type="simple" xlink:show="embed" xlink:actuate="onLoad"/></draw:frame></text:p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ая пила</dc:title>
    <dc:date>2014-11-28T18:53:00.21</dc:date>
    <meta:generator>OpenOffice/4.1.1$Win32 OpenOffice.org_project/411m6$Build-9775</meta:generator>
    <meta:editing-duration>PT3H30M34S</meta:editing-duration>
    <meta:editing-cycles>60</meta:editing-cycles>
    <meta:document-statistic meta:table-count="2" meta:image-count="4" meta:object-count="12" meta:page-count="3" meta:paragraph-count="59" meta:word-count="199" meta:character-count="133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row>
                      <mfrac>
                        <mi>t</mi>
                        <mi>T</mi>
                      </mfrac>
                    </mrow>
                  </mrow>
                </mfenced>
              </mrow>
            </mfenced>
            <mo stretchy="false">⋅</mo>
            <msub>
              <mi>y</mi>
              <mi>A</mi>
            </msub>
          </mrow>
          <mo stretchy="false">+</mo>
          <msub>
            <mi>y</mi>
            <mn>0</mn>
          </msub>
        </mrow>
      </mrow>
    </mrow>
    <annotation encoding="StarMath 5.0">y(t) = left [ 1 - frac left ( {t over T} right ) right ]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frac>
                      <mi>t</mi>
                      <msub>
                        <mi>T</mi>
                        <mi>i</mi>
                      </msub>
                    </mfrac>
                  </mrow>
                </mfenced>
              </mrow>
            </mfenced>
            <mo stretchy="false">⋅</mo>
            <msub>
              <mi>y</mi>
              <mrow>
                <mi>A</mi>
                <mi>,</mi>
                <mi>i</mi>
              </mrow>
            </msub>
          </mrow>
          <mo stretchy="false">+</mo>
          <msub>
            <mi>y</mi>
            <mrow>
              <mn>0,</mn>
              <mi>i</mi>
            </mrow>
          </msub>
        </mrow>
      </mrow>
      <mi>,</mi>
      <mi/>
      <mrow>
        <mi>i</mi>
        <mo stretchy="false">=</mo>
        <mn>1...n.</mn>
      </mrow>
    </mrow>
    <annotation encoding="StarMath 5.0">y_i(t) = left [ 1 - frac left ( t over T_i right ) right ]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